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e059" officeooo:paragraph-rsid="0004e059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7a372" officeooo:paragraph-rsid="0007a372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0904f3" officeooo:paragraph-rsid="000904f3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0bab3a" officeooo:paragraph-rsid="000bab3a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0c63cc" officeooo:paragraph-rsid="000c63cc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0dc95a" officeooo:paragraph-rsid="000dc95a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0e4b39" officeooo:paragraph-rsid="000e4b39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0e4b39" officeooo:paragraph-rsid="000e78a9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0e4b39" officeooo:paragraph-rsid="00105824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0e4b39" officeooo:paragraph-rsid="00132ccd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0e4b39" officeooo:paragraph-rsid="0014c07e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0e4b39" officeooo:paragraph-rsid="0015ec98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0e4b39" officeooo:paragraph-rsid="00197e8d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0e4b39" officeooo:paragraph-rsid="001a2df7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0e4b39" officeooo:paragraph-rsid="001bc0e1" style:font-size-asian="14pt" style:font-size-complex="16pt"/>
    </style:style>
    <style:style style:name="P17" style:family="paragraph" style:parent-style-name="Preformatted_20_Text">
      <style:text-properties style:font-name="ariel" fo:font-size="16pt" officeooo:rsid="000e4b39" officeooo:paragraph-rsid="001fdbc4" style:font-size-asian="14pt" style:font-size-complex="16pt"/>
    </style:style>
    <style:style style:name="P18" style:family="paragraph" style:parent-style-name="Preformatted_20_Text">
      <style:text-properties style:font-name="ariel" fo:font-size="16pt" officeooo:rsid="000e4b39" officeooo:paragraph-rsid="00206c4b" style:font-size-asian="14pt" style:font-size-complex="16pt"/>
    </style:style>
    <style:style style:name="P19" style:family="paragraph" style:parent-style-name="Preformatted_20_Text">
      <style:text-properties style:font-name="ariel" fo:font-size="16pt" officeooo:rsid="000e4b39" officeooo:paragraph-rsid="002539e0" style:font-size-asian="14pt" style:font-size-complex="16pt"/>
    </style:style>
    <style:style style:name="P20" style:family="paragraph" style:parent-style-name="Preformatted_20_Text">
      <style:text-properties style:font-name="ariel" fo:font-size="16pt" officeooo:rsid="000e4b39" officeooo:paragraph-rsid="00288e3f" style:font-size-asian="14pt" style:font-size-complex="16pt"/>
    </style:style>
    <style:style style:name="P21" style:family="paragraph" style:parent-style-name="Preformatted_20_Text">
      <style:text-properties style:font-name="ariel" fo:font-size="16pt" officeooo:rsid="000e4b39" officeooo:paragraph-rsid="0028da4b" style:font-size-asian="14pt" style:font-size-complex="16pt"/>
    </style:style>
    <style:style style:name="P22" style:family="paragraph" style:parent-style-name="Preformatted_20_Text">
      <style:text-properties style:font-name="ariel" fo:font-size="16pt" officeooo:rsid="000e4b39" officeooo:paragraph-rsid="002a4b65" style:font-size-asian="14pt" style:font-size-complex="16pt"/>
    </style:style>
    <style:style style:name="P23" style:family="paragraph" style:parent-style-name="Preformatted_20_Text">
      <style:text-properties style:font-name="ariel" fo:font-size="16pt" officeooo:rsid="000e4b39" officeooo:paragraph-rsid="002e6c69" style:font-size-asian="14pt" style:font-size-complex="16pt"/>
    </style:style>
    <style:style style:name="P24" style:family="paragraph" style:parent-style-name="Preformatted_20_Text">
      <style:text-properties style:font-name="ariel" fo:font-size="16pt" officeooo:rsid="00128efd" officeooo:paragraph-rsid="00128efd" style:font-size-asian="14pt" style:font-size-complex="16pt"/>
    </style:style>
    <style:style style:name="P25" style:family="paragraph" style:parent-style-name="Preformatted_20_Text">
      <style:text-properties style:font-name="ariel" fo:font-size="16pt" officeooo:rsid="00206c4b" officeooo:paragraph-rsid="00206c4b" style:font-size-asian="14pt" style:font-size-complex="16pt"/>
    </style:style>
    <style:style style:name="P26" style:family="paragraph" style:parent-style-name="Preformatted_20_Text">
      <style:text-properties style:font-name="ariel" fo:font-size="16pt" officeooo:rsid="0036ce51" officeooo:paragraph-rsid="0036ce51" style:font-size-asian="14pt" style:font-size-complex="16pt"/>
    </style:style>
    <style:style style:name="P27" style:family="paragraph" style:parent-style-name="Preformatted_20_Text">
      <style:text-properties style:font-name="ariel" fo:font-size="16pt" officeooo:rsid="003a3511" officeooo:paragraph-rsid="003a3511" style:font-size-asian="14pt" style:font-size-complex="16pt"/>
    </style:style>
    <style:style style:name="P28" style:family="paragraph" style:parent-style-name="Preformatted_20_Text">
      <style:text-properties style:font-name="ariel" fo:font-size="16pt" officeooo:rsid="003e33a5" officeooo:paragraph-rsid="003e33a5" style:font-size-asian="14pt" style:font-size-complex="16pt"/>
    </style:style>
    <style:style style:name="P29" style:family="paragraph" style:parent-style-name="Preformatted_20_Text">
      <style:text-properties style:font-name="ariel" fo:font-size="16pt" officeooo:rsid="003e33a5" officeooo:paragraph-rsid="005703bb" style:font-size-asian="14pt" style:font-size-complex="16pt"/>
    </style:style>
    <style:style style:name="P30" style:family="paragraph" style:parent-style-name="Preformatted_20_Text">
      <style:text-properties style:font-name="ariel" fo:font-size="16pt" officeooo:rsid="00417d75" officeooo:paragraph-rsid="0047a5f0" style:font-size-asian="14pt" style:font-size-complex="16pt"/>
    </style:style>
    <style:style style:name="P31" style:family="paragraph" style:parent-style-name="Preformatted_20_Text">
      <style:text-properties style:font-name="ariel" fo:font-size="16pt" officeooo:rsid="00417d75" officeooo:paragraph-rsid="0047c8b3" style:font-size-asian="14pt" style:font-size-complex="16pt"/>
    </style:style>
    <style:style style:name="P32" style:family="paragraph" style:parent-style-name="Preformatted_20_Text">
      <style:text-properties style:font-name="ariel" fo:font-size="16pt" officeooo:rsid="004bafe4" officeooo:paragraph-rsid="00507d75" style:font-size-asian="14pt" style:font-size-complex="16pt"/>
    </style:style>
    <style:style style:name="P33" style:family="paragraph" style:parent-style-name="Preformatted_20_Text">
      <style:text-properties style:font-name="ariel" fo:font-size="16pt" officeooo:rsid="004ca44c" officeooo:paragraph-rsid="00507d75" style:font-size-asian="14pt" style:font-size-complex="16pt"/>
    </style:style>
    <style:style style:name="P34" style:family="paragraph" style:parent-style-name="Preformatted_20_Text">
      <style:text-properties style:font-name="ariel" fo:font-size="16pt" officeooo:rsid="0051bc7c" officeooo:paragraph-rsid="0051bc7c" style:font-size-asian="14pt" style:font-size-complex="16pt"/>
    </style:style>
    <style:style style:name="P35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044788" officeooo:paragraph-rsid="00044788" style:font-size-asian="14pt" style:font-weight-asian="bold" style:font-size-complex="16pt" style:font-weight-complex="bold"/>
    </style:style>
    <style:style style:name="P36" style:family="paragraph" style:parent-style-name="Preformatted_20_Text">
      <style:text-properties style:font-name="ariel" fo:font-size="16pt" fo:font-weight="bold" officeooo:rsid="0007a372" officeooo:paragraph-rsid="0007a372" style:font-size-asian="14pt" style:font-weight-asian="bold" style:font-size-complex="16pt" style:font-weight-complex="bold"/>
    </style:style>
    <style:style style:name="P37" style:family="paragraph" style:parent-style-name="Preformatted_20_Text">
      <style:text-properties style:font-name="ariel" fo:font-size="16pt" fo:font-weight="bold" officeooo:rsid="000904f3" officeooo:paragraph-rsid="000904f3" style:font-size-asian="14pt" style:font-weight-asian="bold" style:font-size-complex="16pt" style:font-weight-complex="bold"/>
    </style:style>
    <style:style style:name="P38" style:family="paragraph" style:parent-style-name="Preformatted_20_Text">
      <style:text-properties style:font-name="ariel" fo:font-size="16pt" fo:font-weight="bold" officeooo:rsid="000bab3a" officeooo:paragraph-rsid="000bab3a" style:font-size-asian="14pt" style:font-weight-asian="bold" style:font-size-complex="16pt" style:font-weight-complex="bold"/>
    </style:style>
    <style:style style:name="P39" style:family="paragraph" style:parent-style-name="Preformatted_20_Text">
      <style:text-properties style:font-name="ariel" fo:font-size="16pt" fo:font-weight="bold" officeooo:rsid="000c63cc" officeooo:paragraph-rsid="000c63cc" style:font-size-asian="14pt" style:font-weight-asian="bold" style:font-size-complex="16pt" style:font-weight-complex="bold"/>
    </style:style>
    <style:style style:name="P40" style:family="paragraph" style:parent-style-name="Preformatted_20_Text">
      <style:text-properties style:font-name="ariel" fo:font-size="16pt" fo:font-weight="bold" officeooo:rsid="000e78a9" officeooo:paragraph-rsid="000e78a9" style:font-size-asian="14pt" style:font-weight-asian="bold" style:font-size-complex="16pt" style:font-weight-complex="bold"/>
    </style:style>
    <style:style style:name="P41" style:family="paragraph" style:parent-style-name="Preformatted_20_Text">
      <style:text-properties style:font-name="ariel" fo:font-size="16pt" fo:font-weight="bold" officeooo:rsid="00128efd" officeooo:paragraph-rsid="00128efd" style:font-size-asian="14pt" style:font-weight-asian="bold" style:font-size-complex="16pt" style:font-weight-complex="bold"/>
    </style:style>
    <style:style style:name="P42" style:family="paragraph" style:parent-style-name="Preformatted_20_Text">
      <style:text-properties style:font-name="ariel" fo:font-size="16pt" fo:font-weight="bold" officeooo:rsid="002a4b65" officeooo:paragraph-rsid="002a4b65" style:font-size-asian="14pt" style:font-weight-asian="bold" style:font-size-complex="16pt" style:font-weight-complex="bold"/>
    </style:style>
    <style:style style:name="P43" style:family="paragraph" style:parent-style-name="Preformatted_20_Text">
      <style:text-properties style:font-name="ariel" fo:font-size="16pt" fo:font-weight="bold" officeooo:rsid="003e33a5" officeooo:paragraph-rsid="003e33a5" style:font-size-asian="14pt" style:font-weight-asian="bold" style:font-size-complex="16pt" style:font-weight-complex="bold"/>
    </style:style>
    <style:style style:name="P44" style:family="paragraph" style:parent-style-name="Preformatted_20_Text">
      <style:text-properties style:font-name="ariel" fo:font-size="16pt" fo:font-weight="bold" officeooo:rsid="004bafe4" officeooo:paragraph-rsid="00507d75" style:font-size-asian="14pt" style:font-weight-asian="bold" style:font-size-complex="16pt" style:font-weight-complex="bold"/>
    </style:style>
    <style:style style:name="P45" style:family="paragraph" style:parent-style-name="Preformatted_20_Text">
      <style:text-properties style:font-name="ariel" fo:font-size="16pt" fo:font-weight="bold" officeooo:rsid="004ca44c" officeooo:paragraph-rsid="00507d75" style:font-size-asian="14pt" style:font-weight-asian="bold" style:font-size-complex="16pt" style:font-weight-complex="bold"/>
    </style:style>
    <style:style style:name="P46" style:family="paragraph" style:parent-style-name="Preformatted_20_Text">
      <style:text-properties style:font-name="ariel" fo:font-size="16pt" fo:font-weight="bold" officeooo:rsid="00446f88" officeooo:paragraph-rsid="0047c8b3" style:font-size-asian="14pt" style:font-weight-asian="bold" style:font-size-complex="16pt" style:font-weight-complex="bold"/>
    </style:style>
    <style:style style:name="P47" style:family="paragraph" style:parent-style-name="Preformatted_20_Text">
      <style:text-properties style:font-name="ariel" fo:font-size="16pt" fo:font-weight="bold" officeooo:rsid="005cd5cc" officeooo:paragraph-rsid="005cd5cc" style:font-size-asian="14pt" style:font-weight-asian="bold" style:font-size-complex="16pt" style:font-weight-complex="bold"/>
    </style:style>
    <style:style style:name="P48" style:family="paragraph" style:parent-style-name="Preformatted_20_Text">
      <style:text-properties style:font-name="ariel" fo:font-size="16pt" fo:font-weight="bold" officeooo:rsid="00851c2f" officeooo:paragraph-rsid="00851c2f" style:font-size-asian="14pt" style:font-weight-asian="bold" style:font-size-complex="16pt" style:font-weight-complex="bold"/>
    </style:style>
    <style:style style:name="P49" style:family="paragraph" style:parent-style-name="Preformatted_20_Text">
      <style:text-properties style:font-name="ariel" fo:font-size="16pt" fo:font-weight="bold" officeooo:rsid="00913c60" officeooo:paragraph-rsid="00913c60" style:font-size-asian="14pt" style:font-weight-asian="bold" style:font-size-complex="16pt" style:font-weight-complex="bold"/>
    </style:style>
    <style:style style:name="P50" style:family="paragraph" style:parent-style-name="Preformatted_20_Text">
      <style:text-properties style:font-name="ariel" fo:font-size="16pt" fo:font-weight="bold" officeooo:rsid="00933afc" officeooo:paragraph-rsid="00933afc" style:font-size-asian="14pt" style:font-weight-asian="bold" style:font-size-complex="16pt" style:font-weight-complex="bold"/>
    </style:style>
    <style:style style:name="P51" style:family="paragraph" style:parent-style-name="Preformatted_20_Text">
      <style:text-properties style:font-name="ariel" fo:font-size="16pt" fo:font-weight="bold" officeooo:rsid="009d66f4" officeooo:paragraph-rsid="009d66f4" style:font-size-asian="14pt" style:font-weight-asian="bold" style:font-size-complex="16pt" style:font-weight-complex="bold"/>
    </style:style>
    <style:style style:name="P52" style:family="paragraph" style:parent-style-name="Preformatted_20_Text">
      <style:text-properties style:font-name="ariel" fo:font-size="16pt" fo:font-weight="bold" officeooo:rsid="009e296d" officeooo:paragraph-rsid="009e296d" style:font-size-asian="14pt" style:font-weight-asian="bold" style:font-size-complex="16pt" style:font-weight-complex="bold"/>
    </style:style>
    <style:style style:name="P53" style:family="paragraph" style:parent-style-name="Preformatted_20_Text">
      <style:text-properties style:font-name="ariel" fo:font-size="16pt" fo:font-weight="normal" officeooo:rsid="000e4b39" officeooo:paragraph-rsid="00128efd" style:font-size-asian="14pt" style:font-weight-asian="normal" style:font-size-complex="16pt" style:font-weight-complex="normal"/>
    </style:style>
    <style:style style:name="P54" style:family="paragraph" style:parent-style-name="Preformatted_20_Text">
      <style:text-properties style:font-name="ariel" fo:font-size="16pt" fo:font-weight="normal" officeooo:rsid="00417d75" officeooo:paragraph-rsid="0047c8b3" style:font-size-asian="14pt" style:font-weight-asian="normal" style:font-size-complex="16pt" style:font-weight-complex="normal"/>
    </style:style>
    <style:style style:name="P55" style:family="paragraph" style:parent-style-name="Preformatted_20_Text">
      <style:text-properties style:font-name="ariel" fo:font-size="16pt" fo:font-weight="normal" officeooo:rsid="00417d75" officeooo:paragraph-rsid="0047a5f0" style:font-size-asian="14pt" style:font-weight-asian="normal" style:font-size-complex="16pt" style:font-weight-complex="normal"/>
    </style:style>
    <style:style style:name="P56" style:family="paragraph" style:parent-style-name="Preformatted_20_Text">
      <style:text-properties style:font-name="ariel" fo:font-size="16pt" fo:font-weight="normal" officeooo:rsid="00446f88" officeooo:paragraph-rsid="0047c8b3" style:font-size-asian="14pt" style:font-weight-asian="normal" style:font-size-complex="16pt" style:font-weight-complex="normal"/>
    </style:style>
    <style:style style:name="P57" style:family="paragraph" style:parent-style-name="Preformatted_20_Text">
      <style:text-properties style:font-name="ariel" fo:font-size="16pt" fo:font-weight="normal" officeooo:rsid="004e93d7" officeooo:paragraph-rsid="00507d75" style:font-size-asian="14pt" style:font-weight-asian="normal" style:font-size-complex="16pt" style:font-weight-complex="normal"/>
    </style:style>
    <style:style style:name="P58" style:family="paragraph" style:parent-style-name="Preformatted_20_Text">
      <style:text-properties style:font-name="ariel" fo:font-size="16pt" fo:font-weight="normal" officeooo:rsid="0051bc7c" officeooo:paragraph-rsid="0051bc7c" style:font-size-asian="14pt" style:font-weight-asian="normal" style:font-size-complex="16pt" style:font-weight-complex="normal"/>
    </style:style>
    <style:style style:name="P59" style:family="paragraph" style:parent-style-name="Preformatted_20_Text">
      <style:text-properties style:font-name="ariel" fo:font-size="16pt" fo:font-weight="normal" officeooo:rsid="004efed8" officeooo:paragraph-rsid="00507d75" style:font-size-asian="14pt" style:font-weight-asian="normal" style:font-size-complex="16pt" style:font-weight-complex="normal"/>
    </style:style>
    <style:style style:name="P60" style:family="paragraph" style:parent-style-name="Preformatted_20_Text">
      <style:text-properties style:font-name="ariel" fo:font-size="16pt" fo:font-weight="normal" officeooo:rsid="00530db3" officeooo:paragraph-rsid="00507d75" style:font-size-asian="14pt" style:font-weight-asian="normal" style:font-size-complex="16pt" style:font-weight-complex="normal"/>
    </style:style>
    <style:style style:name="P61" style:family="paragraph" style:parent-style-name="Preformatted_20_Text">
      <style:text-properties style:font-name="ariel" fo:font-size="16pt" fo:font-weight="normal" officeooo:rsid="005703bb" officeooo:paragraph-rsid="005703bb" style:font-size-asian="14pt" style:font-weight-asian="normal" style:font-size-complex="16pt" style:font-weight-complex="normal"/>
    </style:style>
    <style:style style:name="P62" style:family="paragraph" style:parent-style-name="Preformatted_20_Text">
      <style:text-properties style:font-name="ariel" fo:font-size="16pt" fo:font-weight="normal" officeooo:rsid="005703bb" officeooo:paragraph-rsid="003e33a5" style:font-size-asian="14pt" style:font-weight-asian="normal" style:font-size-complex="16pt" style:font-weight-complex="normal"/>
    </style:style>
    <style:style style:name="P63" style:family="paragraph" style:parent-style-name="Preformatted_20_Text">
      <style:text-properties style:font-name="ariel" fo:font-size="16pt" fo:font-weight="normal" officeooo:rsid="00573bce" officeooo:paragraph-rsid="003e33a5" style:font-size-asian="14pt" style:font-weight-asian="normal" style:font-size-complex="16pt" style:font-weight-complex="normal"/>
    </style:style>
    <style:style style:name="P64" style:family="paragraph" style:parent-style-name="Preformatted_20_Text">
      <style:text-properties style:font-name="ariel" fo:font-size="16pt" fo:font-weight="normal" officeooo:rsid="005b1b43" officeooo:paragraph-rsid="005b1b43" style:font-size-asian="14pt" style:font-weight-asian="normal" style:font-size-complex="16pt" style:font-weight-complex="normal"/>
    </style:style>
    <style:style style:name="P65" style:family="paragraph" style:parent-style-name="Preformatted_20_Text">
      <style:text-properties style:font-name="ariel" fo:font-size="16pt" fo:font-weight="normal" officeooo:rsid="005cd5cc" officeooo:paragraph-rsid="005cd5cc" style:font-size-asian="14pt" style:font-weight-asian="normal" style:font-size-complex="16pt" style:font-weight-complex="normal"/>
    </style:style>
    <style:style style:name="P66" style:family="paragraph" style:parent-style-name="Preformatted_20_Text">
      <style:text-properties style:font-name="ariel" fo:font-size="16pt" fo:font-weight="normal" officeooo:rsid="005ebb91" officeooo:paragraph-rsid="005ebb91" style:font-size-asian="14pt" style:font-weight-asian="normal" style:font-size-complex="16pt" style:font-weight-complex="normal"/>
    </style:style>
    <style:style style:name="P67" style:family="paragraph" style:parent-style-name="Preformatted_20_Text">
      <style:text-properties style:font-name="ariel" fo:font-size="16pt" fo:font-weight="normal" officeooo:rsid="0087a7be" officeooo:paragraph-rsid="0087a7be" style:font-size-asian="14pt" style:font-weight-asian="normal" style:font-size-complex="16pt" style:font-weight-complex="normal"/>
    </style:style>
    <style:style style:name="P68" style:family="paragraph" style:parent-style-name="Preformatted_20_Text">
      <style:text-properties style:font-name="ariel" fo:font-size="16pt" fo:font-weight="normal" officeooo:rsid="00933afc" officeooo:paragraph-rsid="00933afc" style:font-size-asian="14pt" style:font-weight-asian="normal" style:font-size-complex="16pt" style:font-weight-complex="normal"/>
    </style:style>
    <style:style style:name="P69" style:family="paragraph" style:parent-style-name="Preformatted_20_Text">
      <style:text-properties style:font-name="ariel" fo:font-size="16pt" fo:font-weight="normal" officeooo:rsid="009d66f4" officeooo:paragraph-rsid="009d66f4" style:font-size-asian="14pt" style:font-weight-asian="normal" style:font-size-complex="16pt" style:font-weight-complex="normal"/>
    </style:style>
    <style:style style:name="P70" style:family="paragraph" style:parent-style-name="Preformatted_20_Text">
      <style:text-properties style:font-name="ariel" fo:font-size="16pt" fo:font-weight="normal" officeooo:rsid="009e296d" officeooo:paragraph-rsid="009e296d" style:font-size-asian="14pt" style:font-weight-asian="normal" style:font-size-complex="16pt" style:font-weight-complex="normal"/>
    </style:style>
    <style:style style:name="P71" style:family="paragraph" style:parent-style-name="Preformatted_20_Text">
      <style:text-properties style:font-name="ariel" fo:font-size="16pt" fo:font-weight="normal" officeooo:rsid="00b823ef" officeooo:paragraph-rsid="00b823ef" style:font-size-asian="14pt" style:font-weight-asian="normal" style:font-size-complex="16pt" style:font-weight-complex="normal"/>
    </style:style>
    <style:style style:name="P72" style:family="paragraph" style:parent-style-name="Preformatted_20_Text">
      <style:text-properties style:font-name="ariel" fo:font-size="16pt" fo:font-weight="normal" officeooo:rsid="00bc703c" officeooo:paragraph-rsid="00bc703c" style:font-size-asian="14pt" style:font-weight-asian="normal" style:font-size-complex="16pt" style:font-weight-complex="normal"/>
    </style:style>
    <style:style style:name="P73" style:family="paragraph" style:parent-style-name="Preformatted_20_Text">
      <style:text-properties style:font-name="ariel" fo:font-size="16pt" fo:font-weight="normal" officeooo:rsid="00c6c25b" officeooo:paragraph-rsid="00c6c25b" style:font-size-asian="14pt" style:font-weight-asian="normal" style:font-size-complex="16pt" style:font-weight-complex="normal"/>
    </style:style>
    <style:style style:name="P74" style:family="paragraph" style:parent-style-name="Preformatted_20_Text">
      <style:text-properties style:font-name="ariel" fo:font-size="16pt" fo:font-weight="normal" officeooo:rsid="00c7eff5" officeooo:paragraph-rsid="00c7eff5" style:font-size-asian="14pt" style:font-weight-asian="normal" style:font-size-complex="16pt" style:font-weight-complex="normal"/>
    </style:style>
    <style:style style:name="P75" style:family="paragraph" style:parent-style-name="Preformatted_20_Text">
      <style:text-properties style:font-name="ariel" fo:font-size="16pt" fo:font-weight="normal" officeooo:rsid="00d22755" officeooo:paragraph-rsid="00d22755" style:font-size-asian="14pt" style:font-weight-asian="normal" style:font-size-complex="16pt" style:font-weight-complex="normal"/>
    </style:style>
    <style:style style:name="P76" style:family="paragraph" style:parent-style-name="Preformatted_20_Text">
      <style:text-properties style:font-name="ariel" fo:font-size="16pt" style:text-underline-style="none" fo:font-weight="bold" officeooo:rsid="0080c839" officeooo:paragraph-rsid="0080c839" style:font-size-asian="14pt" style:font-weight-asian="bold" style:font-size-complex="16pt" style:font-weight-complex="bold"/>
    </style:style>
    <style:style style:name="P77" style:family="paragraph" style:parent-style-name="Preformatted_20_Text">
      <style:text-properties style:font-name="ariel" fo:font-size="16pt" style:font-size-asian="16pt" style:font-size-complex="16pt"/>
    </style:style>
    <style:style style:name="P78" style:family="paragraph" style:parent-style-name="Preformatted_20_Text">
      <style:text-properties style:font-name="ariel" fo:font-size="16pt" officeooo:paragraph-rsid="009d66f4" style:font-size-asian="16pt" style:font-size-complex="16pt"/>
    </style:style>
    <style:style style:name="P79" style:family="paragraph" style:parent-style-name="Preformatted_20_Text">
      <style:text-properties style:font-name="ariel" fo:font-size="22pt" fo:font-weight="bold" officeooo:rsid="003e33a5" officeooo:paragraph-rsid="003e33a5" style:font-size-asian="22pt" style:font-weight-asian="bold" style:font-size-complex="22pt" style:font-weight-complex="bold"/>
    </style:style>
    <style:style style:name="P80" style:family="paragraph" style:parent-style-name="Preformatted_20_Text">
      <style:text-properties style:font-name="ariel" fo:font-size="22pt" fo:font-weight="bold" officeooo:rsid="005b1b43" officeooo:paragraph-rsid="005b1b43" style:font-size-asian="22pt" style:font-weight-asian="bold" style:font-size-complex="22pt" style:font-weight-complex="bold"/>
    </style:style>
    <style:style style:name="P81" style:family="paragraph" style:parent-style-name="Preformatted_20_Text">
      <style:text-properties style:font-name="ariel" fo:font-size="22pt" fo:font-weight="bold" officeooo:rsid="008e7b64" officeooo:paragraph-rsid="008e7b64" style:font-size-asian="22pt" style:font-weight-asian="bold" style:font-size-complex="22pt" style:font-weight-complex="bold"/>
    </style:style>
    <style:style style:name="P82" style:family="paragraph" style:parent-style-name="Preformatted_20_Text">
      <style:text-properties style:font-name="ariel" fo:font-size="18pt" fo:font-weight="bold" officeooo:rsid="009ce418" officeooo:paragraph-rsid="009ce418" style:font-size-asian="18pt" style:font-weight-asian="bold" style:font-size-complex="18pt" style:font-weight-complex="bold"/>
    </style:style>
    <style:style style:name="P83" style:family="paragraph" style:parent-style-name="Preformatted_20_Text">
      <style:text-properties fo:font-weight="bold" officeooo:rsid="000dc95a" officeooo:paragraph-rsid="000dc95a" style:font-weight-asian="bold" style:font-weight-complex="bold"/>
    </style:style>
    <style:style style:name="P84" style:family="paragraph" style:parent-style-name="Preformatted_20_Text">
      <style:text-properties officeooo:paragraph-rsid="000c63cc"/>
    </style:style>
    <style:style style:name="P85" style:family="paragraph" style:parent-style-name="Preformatted_20_Text">
      <style:text-properties fo:font-weight="normal" officeooo:rsid="00aae1c2" officeooo:paragraph-rsid="00aae1c2" style:font-weight-asian="normal" style:font-weight-complex="normal"/>
    </style:style>
    <style:style style:name="P86" style:family="paragraph" style:parent-style-name="Preformatted_20_Text">
      <style:text-properties officeooo:paragraph-rsid="009d66f4"/>
    </style:style>
    <style:style style:name="P87" style:family="paragraph" style:parent-style-name="Preformatted_20_Text">
      <style:text-properties style:font-name="ariel" fo:font-size="16pt" fo:font-weight="normal" officeooo:rsid="00aae1c2" officeooo:paragraph-rsid="00aae1c2" style:font-name-asian="Noto Sans Mono CJK SC" style:font-size-asian="14pt" style:font-weight-asian="normal" style:font-name-complex="Liberation Mono" style:font-size-complex="16pt" style:font-weight-complex="normal"/>
    </style:style>
    <style:style style:name="P88" style:family="paragraph" style:parent-style-name="Preformatted_20_Text">
      <style:text-properties style:font-name="ariel" fo:font-size="16pt" fo:font-weight="normal" officeooo:rsid="009e296d" officeooo:paragraph-rsid="009e296d" style:font-size-asian="14pt" style:font-weight-asian="normal" style:font-size-complex="16pt" style:font-weight-complex="normal"/>
    </style:style>
    <style:style style:name="P89" style:family="paragraph" style:parent-style-name="Preformatted_20_Text">
      <style:text-properties style:font-name="ariel" fo:font-size="16pt" fo:font-weight="normal" officeooo:rsid="00d6aad0" officeooo:paragraph-rsid="00d6aad0" style:font-size-asian="14pt" style:font-weight-asian="normal" style:font-size-complex="16pt" style:font-weight-complex="normal"/>
    </style:style>
    <style:style style:name="P90" style:family="paragraph" style:parent-style-name="Preformatted_20_Text">
      <style:text-properties style:font-name="ariel" fo:font-size="16pt" fo:font-weight="bold" officeooo:rsid="00d6aad0" officeooo:paragraph-rsid="00d6aad0" style:font-size-asian="14pt" style:font-weight-asian="bold" style:font-size-complex="16pt" style:font-weight-complex="bold"/>
    </style:style>
    <style:style style:name="P91" style:family="paragraph" style:parent-style-name="Preformatted_20_Text">
      <style:text-properties style:font-name="ariel" fo:font-size="22pt" fo:font-weight="bold" officeooo:rsid="00d6aad0" officeooo:paragraph-rsid="00d6aad0" style:font-size-asian="22pt" style:font-weight-asian="bold" style:font-size-complex="22pt" style:font-weight-complex="bold"/>
    </style:style>
    <style:style style:name="P92" style:family="paragraph" style:parent-style-name="Preformatted_20_Text">
      <style:text-properties officeooo:paragraph-rsid="009e296d"/>
    </style:style>
    <style:style style:name="T1" style:family="text">
      <style:text-properties officeooo:rsid="0004e0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efd" style:font-weight-asian="bold" style:font-weight-complex="bold"/>
    </style:style>
    <style:style style:name="T4" style:family="text">
      <style:text-properties fo:font-weight="bold" officeooo:rsid="0015ec98" style:font-weight-asian="bold" style:font-weight-complex="bold"/>
    </style:style>
    <style:style style:name="T5" style:family="text">
      <style:text-properties fo:font-weight="bold" officeooo:rsid="00132ccd" style:font-weight-asian="bold" style:font-weight-complex="bold"/>
    </style:style>
    <style:style style:name="T6" style:family="text">
      <style:text-properties fo:font-weight="bold" officeooo:rsid="00105824" style:font-weight-asian="bold" style:font-weight-complex="bold"/>
    </style:style>
    <style:style style:name="T7" style:family="text">
      <style:text-properties fo:font-weight="bold" officeooo:rsid="001fdbc4" style:font-weight-asian="bold" style:font-weight-complex="bold"/>
    </style:style>
    <style:style style:name="T8" style:family="text">
      <style:text-properties fo:font-weight="bold" officeooo:rsid="00224ae5" style:font-weight-asian="bold" style:font-weight-complex="bold"/>
    </style:style>
    <style:style style:name="T9" style:family="text">
      <style:text-properties fo:font-weight="bold" officeooo:rsid="0026bee4" style:font-weight-asian="bold" style:font-weight-complex="bold"/>
    </style:style>
    <style:style style:name="T10" style:family="text">
      <style:text-properties fo:font-weight="bold" officeooo:rsid="002e6c69" style:font-weight-asian="bold" style:font-weight-complex="bold"/>
    </style:style>
    <style:style style:name="T11" style:family="text">
      <style:text-properties fo:font-weight="bold" officeooo:rsid="003a534d" style:font-weight-asian="bold" style:font-weight-complex="bold"/>
    </style:style>
    <style:style style:name="T12" style:family="text">
      <style:text-properties fo:font-weight="bold" officeooo:rsid="003ac47b" style:font-weight-asian="bold" style:font-weight-complex="bold"/>
    </style:style>
    <style:style style:name="T13" style:family="text">
      <style:text-properties fo:font-weight="bold" officeooo:rsid="0047c8b3" style:font-weight-asian="bold" style:font-weight-complex="bold"/>
    </style:style>
    <style:style style:name="T14" style:family="text">
      <style:text-properties fo:font-weight="bold" officeooo:rsid="006518ee" style:font-weight-asian="bold" style:font-weight-complex="bold"/>
    </style:style>
    <style:style style:name="T15" style:family="text">
      <style:text-properties fo:font-weight="bold" officeooo:rsid="006694a1" style:font-weight-asian="bold" style:font-weight-complex="bold"/>
    </style:style>
    <style:style style:name="T16" style:family="text">
      <style:text-properties fo:font-weight="bold" officeooo:rsid="006ac555" style:font-weight-asian="bold" style:font-weight-complex="bold"/>
    </style:style>
    <style:style style:name="T17" style:family="text">
      <style:text-properties fo:font-weight="bold" officeooo:rsid="006d3188" style:font-weight-asian="bold" style:font-weight-complex="bold"/>
    </style:style>
    <style:style style:name="T18" style:family="text">
      <style:text-properties fo:font-weight="bold" officeooo:rsid="00786012" style:font-weight-asian="bold" style:font-weight-complex="bold"/>
    </style:style>
    <style:style style:name="T19" style:family="text">
      <style:text-properties fo:font-weight="bold" officeooo:rsid="00789053" style:font-weight-asian="bold" style:font-weight-complex="bold"/>
    </style:style>
    <style:style style:name="T20" style:family="text">
      <style:text-properties fo:font-weight="bold" officeooo:rsid="007d34ab" style:font-weight-asian="bold" style:font-weight-complex="bold"/>
    </style:style>
    <style:style style:name="T21" style:family="text">
      <style:text-properties fo:font-weight="bold" officeooo:rsid="0082be5b" style:font-weight-asian="bold" style:font-weight-complex="bold"/>
    </style:style>
    <style:style style:name="T22" style:family="text">
      <style:text-properties fo:font-weight="bold" officeooo:rsid="00997029" style:font-weight-asian="bold" style:font-weight-complex="bold"/>
    </style:style>
    <style:style style:name="T23" style:family="text">
      <style:text-properties fo:font-weight="bold" officeooo:rsid="00a0f9dd" style:font-weight-asian="bold" style:font-weight-complex="bold"/>
    </style:style>
    <style:style style:name="T24" style:family="text">
      <style:text-properties fo:font-weight="bold" officeooo:rsid="00a3249c" style:font-weight-asian="bold" style:font-weight-complex="bold"/>
    </style:style>
    <style:style style:name="T25" style:family="text">
      <style:text-properties fo:font-weight="bold" officeooo:rsid="00abc60c" style:font-weight-asian="bold" style:font-weight-complex="bold"/>
    </style:style>
    <style:style style:name="T26" style:family="text">
      <style:text-properties fo:font-weight="bold" officeooo:rsid="00adafd5" style:font-weight-asian="bold" style:font-weight-complex="bold"/>
    </style:style>
    <style:style style:name="T27" style:family="text">
      <style:text-properties fo:font-weight="bold" officeooo:rsid="00af2dc0" style:font-weight-asian="bold" style:font-weight-complex="bold"/>
    </style:style>
    <style:style style:name="T28" style:family="text">
      <style:text-properties fo:font-weight="bold" officeooo:rsid="00b1296f" style:font-weight-asian="bold" style:font-weight-complex="bold"/>
    </style:style>
    <style:style style:name="T29" style:family="text">
      <style:text-properties fo:font-weight="bold" officeooo:rsid="00b4327c" style:font-weight-asian="bold" style:font-weight-complex="bold"/>
    </style:style>
    <style:style style:name="T30" style:family="text">
      <style:text-properties fo:font-weight="bold" officeooo:rsid="00b614e1" style:font-weight-asian="bold" style:font-weight-complex="bold"/>
    </style:style>
    <style:style style:name="T31" style:family="text">
      <style:text-properties fo:font-weight="bold" officeooo:rsid="00c26d69" style:font-weight-asian="bold" style:font-weight-complex="bold"/>
    </style:style>
    <style:style style:name="T32" style:family="text">
      <style:text-properties fo:font-weight="bold" officeooo:rsid="00c3f856" style:font-weight-asian="bold" style:font-weight-complex="bold"/>
    </style:style>
    <style:style style:name="T33" style:family="text">
      <style:text-properties fo:font-weight="bold" officeooo:rsid="00cefe23" style:font-weight-asian="bold" style:font-weight-complex="bold"/>
    </style:style>
    <style:style style:name="T34" style:family="text">
      <style:text-properties fo:font-weight="bold" officeooo:rsid="00cd268b" style:font-weight-asian="bold" style:font-weight-complex="bold"/>
    </style:style>
    <style:style style:name="T35" style:family="text">
      <style:text-properties officeooo:rsid="0004fb9c"/>
    </style:style>
    <style:style style:name="T36" style:family="text">
      <style:text-properties officeooo:rsid="0005e4d2"/>
    </style:style>
    <style:style style:name="T37" style:family="text">
      <style:text-properties officeooo:rsid="000a65d4"/>
    </style:style>
    <style:style style:name="T38" style:family="text">
      <style:text-properties style:font-name="ariel" fo:font-size="16pt" style:font-size-asian="14pt" style:font-size-complex="16pt"/>
    </style:style>
    <style:style style:name="T39" style:family="text">
      <style:text-properties style:font-name="ariel" fo:font-size="16pt" officeooo:rsid="000c63cc" style:font-size-asian="14pt" style:font-size-complex="16pt"/>
    </style:style>
    <style:style style:name="T40" style:family="text">
      <style:text-properties style:font-name="ariel" fo:font-size="16pt" style:font-name-asian="Noto Sans Mono CJK SC" style:font-size-asian="14pt" style:font-name-complex="Liberation Mono" style:font-size-complex="16pt"/>
    </style:style>
    <style:style style:name="T41" style:family="text">
      <style:text-properties style:font-name="ariel" fo:font-size="16pt" officeooo:rsid="000d61f6" style:font-name-asian="Noto Sans Mono CJK SC" style:font-size-asian="14pt" style:font-name-complex="Liberation Mono" style:font-size-complex="16pt"/>
    </style:style>
    <style:style style:name="T42" style:family="text">
      <style:text-properties style:font-name="ariel" fo:font-size="16pt" officeooo:rsid="00a7cbbf" style:font-name-asian="Noto Sans Mono CJK SC" style:font-size-asian="14pt" style:font-name-complex="Liberation Mono" style:font-size-complex="16pt"/>
    </style:style>
    <style:style style:name="T43" style:family="text">
      <style:text-properties style:font-name="ariel" fo:font-size="16pt" officeooo:rsid="0071a1a7" style:font-size-asian="16pt" style:font-size-complex="16pt"/>
    </style:style>
    <style:style style:name="T44" style:family="text">
      <style:text-properties style:font-name="ariel" fo:font-size="16pt" fo:font-weight="bold" officeooo:rsid="0071a1a7" style:font-size-asian="16pt" style:font-weight-asian="bold" style:font-size-complex="16pt" style:font-weight-complex="bold"/>
    </style:style>
    <style:style style:name="T45" style:family="text">
      <style:text-properties style:font-name="ariel" fo:font-size="16pt" fo:font-weight="bold" officeooo:rsid="00743de4" style:font-size-asian="16pt" style:font-weight-asian="bold" style:font-size-complex="16pt" style:font-weight-complex="bold"/>
    </style:style>
    <style:style style:name="T46" style:family="text">
      <style:text-properties style:font-name="ariel" fo:font-size="16pt" fo:font-weight="bold" officeooo:rsid="00a63085" style:font-size-asian="14pt" style:font-weight-asian="bold" style:font-size-complex="16pt" style:font-weight-complex="bold"/>
    </style:style>
    <style:style style:name="T47" style:family="text">
      <style:text-properties style:font-name="ariel" fo:font-size="16pt" fo:font-weight="bold" officeooo:rsid="00a7cbbf" style:font-name-asian="Noto Sans Mono CJK SC" style:font-size-asian="14pt" style:font-weight-asian="bold" style:font-name-complex="Liberation Mono" style:font-size-complex="16pt" style:font-weight-complex="bold"/>
    </style:style>
    <style:style style:name="T48" style:family="text">
      <style:text-properties style:font-name="ariel" fo:font-size="16pt" fo:font-weight="normal" officeooo:rsid="00743de4" style:font-size-asian="16pt" style:font-weight-asian="normal" style:font-size-complex="16pt" style:font-weight-complex="normal"/>
    </style:style>
    <style:style style:name="T49" style:family="text">
      <style:text-properties style:font-name="ariel" fo:font-size="16pt" fo:font-weight="normal" officeooo:rsid="009d66f4" style:font-size-asian="14pt" style:font-weight-asian="normal" style:font-size-complex="16pt" style:font-weight-complex="normal"/>
    </style:style>
    <style:style style:name="T50" style:family="text">
      <style:text-properties style:font-name="ariel" fo:font-size="16pt" fo:font-weight="normal" officeooo:rsid="00a63085" style:font-size-asian="14pt" style:font-weight-asian="normal" style:font-size-complex="16pt" style:font-weight-complex="normal"/>
    </style:style>
    <style:style style:name="T51" style:family="text">
      <style:text-properties style:font-name="ariel" fo:font-size="16pt" fo:font-weight="normal" officeooo:rsid="009e296d" style:font-size-asian="14pt" style:font-weight-asian="normal" style:font-size-complex="16pt" style:font-weight-complex="normal"/>
    </style:style>
    <style:style style:name="T52" style:family="text">
      <style:text-properties style:font-name="ariel" fo:font-size="16pt" fo:font-weight="normal" officeooo:rsid="00d6aad0" style:font-size-asian="14pt" style:font-weight-asian="normal" style:font-size-complex="16pt" style:font-weight-complex="normal"/>
    </style:style>
    <style:style style:name="T53" style:family="text">
      <style:text-properties style:font-name="ariel" fo:font-size="16pt" fo:font-weight="normal" officeooo:rsid="00d6ee24" style:font-size-asian="14pt" style:font-weight-asian="normal" style:font-size-complex="16pt" style:font-weight-complex="normal"/>
    </style:style>
    <style:style style:name="T54" style:family="text">
      <style:text-properties style:font-name="ariel" fo:font-size="16pt" fo:font-weight="normal" officeooo:rsid="00d6ee24" style:font-name-asian="Noto Sans Mono CJK SC" style:font-size-asian="14pt" style:font-weight-asian="normal" style:font-name-complex="Liberation Mono" style:font-size-complex="16pt" style:font-weight-complex="normal"/>
    </style:style>
    <style:style style:name="T55" style:family="text">
      <style:text-properties officeooo:rsid="00105824"/>
    </style:style>
    <style:style style:name="T56" style:family="text">
      <style:text-properties officeooo:rsid="00128efd"/>
    </style:style>
    <style:style style:name="T57" style:family="text">
      <style:text-properties officeooo:rsid="000e4b39"/>
    </style:style>
    <style:style style:name="T58" style:family="text">
      <style:text-properties officeooo:rsid="00132ccd"/>
    </style:style>
    <style:style style:name="T59" style:family="text">
      <style:text-properties officeooo:rsid="0014c07e"/>
    </style:style>
    <style:style style:name="T60" style:family="text">
      <style:text-properties officeooo:rsid="0015ec98"/>
    </style:style>
    <style:style style:name="T61" style:family="text">
      <style:text-properties officeooo:rsid="00197e8d"/>
    </style:style>
    <style:style style:name="T62" style:family="text">
      <style:text-properties officeooo:rsid="001bc0e1"/>
    </style:style>
    <style:style style:name="T63" style:family="text">
      <style:text-properties officeooo:rsid="001d5960"/>
    </style:style>
    <style:style style:name="T64" style:family="text">
      <style:text-properties officeooo:rsid="001fdbc4"/>
    </style:style>
    <style:style style:name="T65" style:family="text">
      <style:text-properties officeooo:rsid="00202a1d"/>
    </style:style>
    <style:style style:name="T66" style:family="text">
      <style:text-properties officeooo:rsid="00224ae5"/>
    </style:style>
    <style:style style:name="T67" style:family="text">
      <style:text-properties officeooo:rsid="0026bee4"/>
    </style:style>
    <style:style style:name="T68" style:family="text">
      <style:text-properties officeooo:rsid="00288e3f"/>
    </style:style>
    <style:style style:name="T69" style:family="text">
      <style:text-properties officeooo:rsid="002a4b65"/>
    </style:style>
    <style:style style:name="T70" style:family="text">
      <style:text-properties officeooo:rsid="002e6c69"/>
    </style:style>
    <style:style style:name="T71" style:family="text">
      <style:text-properties officeooo:rsid="002feb06"/>
    </style:style>
    <style:style style:name="T72" style:family="text">
      <style:text-properties officeooo:rsid="0031e385"/>
    </style:style>
    <style:style style:name="T73" style:family="text">
      <style:text-properties officeooo:rsid="0034793d"/>
    </style:style>
    <style:style style:name="T74" style:family="text">
      <style:text-properties officeooo:rsid="00385f50"/>
    </style:style>
    <style:style style:name="T75" style:family="text">
      <style:text-properties officeooo:rsid="003a534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3c567b" style:font-weight-asian="normal" style:font-weight-complex="normal"/>
    </style:style>
    <style:style style:name="T78" style:family="text">
      <style:text-properties fo:font-weight="normal" officeooo:rsid="00446f88" style:font-weight-asian="normal" style:font-weight-complex="normal"/>
    </style:style>
    <style:style style:name="T79" style:family="text">
      <style:text-properties fo:font-weight="normal" officeooo:rsid="004ab657" style:font-weight-asian="normal" style:font-weight-complex="normal"/>
    </style:style>
    <style:style style:name="T80" style:family="text">
      <style:text-properties fo:font-weight="normal" officeooo:rsid="004e93d7" style:font-weight-asian="normal" style:font-weight-complex="normal"/>
    </style:style>
    <style:style style:name="T81" style:family="text">
      <style:text-properties fo:font-weight="normal" officeooo:rsid="004efed8" style:font-weight-asian="normal" style:font-weight-complex="normal"/>
    </style:style>
    <style:style style:name="T82" style:family="text">
      <style:text-properties fo:font-weight="normal" officeooo:rsid="0051bc7c" style:font-weight-asian="normal" style:font-weight-complex="normal"/>
    </style:style>
    <style:style style:name="T83" style:family="text">
      <style:text-properties fo:font-weight="normal" officeooo:rsid="0052a601" style:font-weight-asian="normal" style:font-weight-complex="normal"/>
    </style:style>
    <style:style style:name="T84" style:family="text">
      <style:text-properties fo:font-weight="normal" officeooo:rsid="00530db3" style:font-weight-asian="normal" style:font-weight-complex="normal"/>
    </style:style>
    <style:style style:name="T85" style:family="text">
      <style:text-properties fo:font-weight="normal" officeooo:rsid="00547600" style:font-weight-asian="normal" style:font-weight-complex="normal"/>
    </style:style>
    <style:style style:name="T86" style:family="text">
      <style:text-properties fo:font-weight="normal" officeooo:rsid="005703bb" style:font-weight-asian="normal" style:font-weight-complex="normal"/>
    </style:style>
    <style:style style:name="T87" style:family="text">
      <style:text-properties fo:font-weight="normal" officeooo:rsid="00573bce" style:font-weight-asian="normal" style:font-weight-complex="normal"/>
    </style:style>
    <style:style style:name="T88" style:family="text">
      <style:text-properties officeooo:rsid="003c567b"/>
    </style:style>
    <style:style style:name="T89" style:family="text">
      <style:text-properties officeooo:rsid="004ab657"/>
    </style:style>
    <style:style style:name="T90" style:family="text">
      <style:text-properties officeooo:rsid="004bafe4"/>
    </style:style>
    <style:style style:name="T91" style:family="text">
      <style:text-properties officeooo:rsid="006518ee"/>
    </style:style>
    <style:style style:name="T92" style:family="text">
      <style:text-properties officeooo:rsid="0066835d"/>
    </style:style>
    <style:style style:name="T93" style:family="text">
      <style:text-properties officeooo:rsid="006694a1"/>
    </style:style>
    <style:style style:name="T94" style:family="text">
      <style:text-properties officeooo:rsid="006ac555"/>
    </style:style>
    <style:style style:name="T95" style:family="text">
      <style:text-properties officeooo:rsid="006c63e5"/>
    </style:style>
    <style:style style:name="T96" style:family="text">
      <style:text-properties officeooo:rsid="006d3188"/>
    </style:style>
    <style:style style:name="T97" style:family="text">
      <style:text-properties officeooo:rsid="0075eec2"/>
    </style:style>
    <style:style style:name="T98" style:family="text">
      <style:text-properties officeooo:rsid="00786012"/>
    </style:style>
    <style:style style:name="T99" style:family="text">
      <style:text-properties officeooo:rsid="007aec13"/>
    </style:style>
    <style:style style:name="T100" style:family="text">
      <style:text-properties officeooo:rsid="007d34ab"/>
    </style:style>
    <style:style style:name="T101" style:family="text">
      <style:text-properties officeooo:rsid="0082be5b"/>
    </style:style>
    <style:style style:name="T102" style:family="text">
      <style:text-properties officeooo:rsid="0086aa55"/>
    </style:style>
    <style:style style:name="T103" style:family="text">
      <style:text-properties officeooo:rsid="00893707"/>
    </style:style>
    <style:style style:name="T104" style:family="text">
      <style:text-properties officeooo:rsid="008e7b64"/>
    </style:style>
    <style:style style:name="T105" style:family="text">
      <style:text-properties officeooo:rsid="0090c4e7"/>
    </style:style>
    <style:style style:name="T106" style:family="text">
      <style:text-properties officeooo:rsid="00933afc"/>
    </style:style>
    <style:style style:name="T107" style:family="text">
      <style:text-properties officeooo:rsid="0095b853"/>
    </style:style>
    <style:style style:name="T108" style:family="text">
      <style:text-properties officeooo:rsid="0098e343"/>
    </style:style>
    <style:style style:name="T109" style:family="text">
      <style:text-properties officeooo:rsid="00997029"/>
    </style:style>
    <style:style style:name="T110" style:family="text">
      <style:text-properties officeooo:rsid="009d66f4"/>
    </style:style>
    <style:style style:name="T111" style:family="text">
      <style:text-properties officeooo:rsid="00a0f9dd"/>
    </style:style>
    <style:style style:name="T112" style:family="text">
      <style:text-properties officeooo:rsid="00a3249c"/>
    </style:style>
    <style:style style:name="T113" style:family="text">
      <style:text-properties officeooo:rsid="00abc60c"/>
    </style:style>
    <style:style style:name="T114" style:family="text">
      <style:text-properties officeooo:rsid="00adafd5"/>
    </style:style>
    <style:style style:name="T115" style:family="text">
      <style:text-properties officeooo:rsid="00af2dc0"/>
    </style:style>
    <style:style style:name="T116" style:family="text">
      <style:text-properties officeooo:rsid="00b1296f"/>
    </style:style>
    <style:style style:name="T117" style:family="text">
      <style:text-properties officeooo:rsid="00b24f90"/>
    </style:style>
    <style:style style:name="T118" style:family="text">
      <style:text-properties officeooo:rsid="00b3b31e"/>
    </style:style>
    <style:style style:name="T119" style:family="text">
      <style:text-properties officeooo:rsid="00b4327c"/>
    </style:style>
    <style:style style:name="T120" style:family="text">
      <style:text-properties officeooo:rsid="00b614e1"/>
    </style:style>
    <style:style style:name="T121" style:family="text">
      <style:text-properties officeooo:rsid="00b98bb0"/>
    </style:style>
    <style:style style:name="T122" style:family="text">
      <style:text-properties officeooo:rsid="00bb79cd"/>
    </style:style>
    <style:style style:name="T123" style:family="text">
      <style:text-properties officeooo:rsid="00bd167f"/>
    </style:style>
    <style:style style:name="T124" style:family="text">
      <style:text-properties officeooo:rsid="00bdd2a7"/>
    </style:style>
    <style:style style:name="T125" style:family="text">
      <style:text-properties officeooo:rsid="00bfc486"/>
    </style:style>
    <style:style style:name="T126" style:family="text">
      <style:text-properties officeooo:rsid="00c26d69"/>
    </style:style>
    <style:style style:name="T127" style:family="text">
      <style:text-properties officeooo:rsid="00c379d1"/>
    </style:style>
    <style:style style:name="T128" style:family="text">
      <style:text-properties officeooo:rsid="00c3f856"/>
    </style:style>
    <style:style style:name="T129" style:family="text">
      <style:text-properties officeooo:rsid="00c91002"/>
    </style:style>
    <style:style style:name="T130" style:family="text">
      <style:text-properties officeooo:rsid="00cacf27"/>
    </style:style>
    <style:style style:name="T131" style:family="text">
      <style:text-properties officeooo:rsid="00cd268b"/>
    </style:style>
    <style:style style:name="T132" style:family="text">
      <style:text-properties officeooo:rsid="00d01a2d"/>
    </style:style>
    <style:style style:name="T133" style:family="text">
      <style:text-properties officeooo:rsid="00d1d993"/>
    </style:style>
    <style:style style:name="T134" style:family="text">
      <style:text-properties officeooo:rsid="00d31fe9"/>
    </style:style>
    <style:style style:name="T135" style:family="text">
      <style:text-properties officeooo:rsid="00d46aaa"/>
    </style:style>
    <style:style style:name="T136" style:family="text">
      <style:text-properties officeooo:rsid="00d6aad0"/>
    </style:style>
    <style:style style:name="T137" style:family="text">
      <style:text-properties officeooo:rsid="00d6ee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Network</text:p>
      <text:p text:style-name="P1"/>
      <text:p text:style-name="P2"><text:span text:style-name="T2">Computer</text:span> <text:span text:style-name="T2">Network</text:span></text:p>
      <text:p text:style-name="P1">*<text:span text:style-name="T1">CN</text:span> <text:span text:style-name="T1">são nodes conectados por links</text:span></text:p>
      <text:p text:style-name="P1">*<text:span text:style-name="T1">Um node pode ser um computador, printer ou qualquer dispositivo capaz de receber/enviar dados para outros nodes da network</text:span></text:p>
      <text:p text:style-name="P1">*<text:span text:style-name="T35">Comunications links podem ser com fios ou sem fios</text:span></text:p>
      <text:p text:style-name="P1">*<text:span text:style-name="T35">O link é que carrega as informações</text:span></text:p>
      <text:p text:style-name="P1">*<text:span text:style-name="T36">Computer Network é comumente utilizado para o compartilhamento de recursos</text:span></text:p>
      <text:p text:style-name="P1"/>
      <text:p text:style-name="P36">Caracteristicas Basicas do Computer Network</text:p>
      <text:p text:style-name="P3">*Fault Tolerance</text:p>
      <text:p text:style-name="P3">*Scalability</text:p>
      <text:p text:style-name="P3">*Quality of Service (QoS)</text:p>
      <text:p text:style-name="P3">*Secutiry</text:p>
      <text:p text:style-name="P3"/>
      <text:p text:style-name="P37">Fault Tolerance</text:p>
      <text:p text:style-name="P4">*Habilidade de continuar funcionando mesmo apois erros acontecerem</text:p>
      <text:p text:style-name="P4">*<text:span text:style-name="T37">Garantir que nenhum service sera perdido</text:span></text:p>
      <text:p text:style-name="P38">Scalability</text:p>
      <text:p text:style-name="P5">*Crescer dependendo da necessidade</text:p>
      <text:p text:style-name="P5">*Ter uma boa performace após crescer</text:p>
      <text:p text:style-name="P39">Quality of Service(QoS)</text:p>
      <text:p text:style-name="P6">*Definir as prioridades</text:p>
      <text:p text:style-name="P84"><text:span text:style-name="T39">*</text:span><text:span text:style-name="T41">Gerenciar</text:span><text:span text:style-name="T39"> o trafico de data para reduzir data loss, dalay… etc</text:span></text:p>
      <text:p text:style-name="P83"><text:span text:style-name="T39">S</text:span><text:span text:style-name="T38">ecutiry</text:span></text:p>
      <text:p text:style-name="P7">A habilidade de previnir</text:p>
      <text:p text:style-name="P7">*Acesso não autirizado</text:p>
      <text:p text:style-name="P7">*Mau Uso</text:p>
      <text:p text:style-name="P7">*Falsificação</text:p>
      <text:p text:style-name="P8">A habilidade de prover:</text:p>
      <text:p text:style-name="P8">*Confiabilidade</text:p>
      <text:p text:style-name="P8">*Integridade</text:p>
      <text:p text:style-name="P8">*Disponibilidade</text:p>
      <text:p text:style-name="P8"/>
      <text:p text:style-name="P40"><text:soft-page-break/>Protocolos</text:p>
      <text:p text:style-name="P9">*<text:span text:style-name="T6">Comunicação de Dados </text:span><text:span text:style-name="T55">é a troca de dados entre dois nodes.</text:span></text:p>
      <text:p text:style-name="P10">*<text:span text:style-name="T3">Data</text:span><text:span text:style-name="T56"> Flow é a ação de um dado ir de um node para o outro, possuimos 3 tipo</text:span></text:p>
      <text:p text:style-name="P41">Simplex</text:p>
      <text:p text:style-name="P53">*<text:span text:style-name="T56">Uniderecional<text:tab/></text:span></text:p>
      <text:p text:style-name="P24"><text:span text:style-name="T57">*</text:span>Um dispositivo ira transmitir e o outro receber</text:p>
      <text:p text:style-name="P11">*<text:span text:style-name="T5">Keyboard</text:span><text:span text:style-name="T58"> é um exemplo</text:span></text:p>
      <text:p text:style-name="P41">Half Duplex</text:p>
      <text:p text:style-name="P12">*<text:span text:style-name="T59">Direção flui para as duas direções</text:span></text:p>
      <text:p text:style-name="P12">*<text:span text:style-name="T60">Quando um dispositivo esta enviando o outro só pode receber, e vice-verça</text:span></text:p>
      <text:p text:style-name="P13">*<text:span text:style-name="T60">Um bom exemplo são os </text:span><text:span text:style-name="T4">walk-talks</text:span><text:span text:style-name="T60">.</text:span></text:p>
      <text:p text:style-name="P41">Full Duplex</text:p>
      <text:p text:style-name="P14">*<text:span text:style-name="T61">Direção flui para as duas direções ao mesmo tempo</text:span></text:p>
      <text:p text:style-name="P15">*<text:span text:style-name="T62">Dispositivos pode enviar e receber ao mesmo tempo.</text:span></text:p>
      <text:p text:style-name="P16">*<text:span text:style-name="T63">Exemplo linha de telefone</text:span></text:p>
      <text:p text:style-name="P16"/>
      <text:p text:style-name="P17">*<text:span text:style-name="T64">Todo </text:span><text:span text:style-name="T7">Esquema de Comunicação</text:span><text:span text:style-name="T64"> </text:span><text:span text:style-name="T65">tera as seguintes caracteristicas</text:span></text:p>
      <text:p text:style-name="P25"><text:span text:style-name="T2">Source</text:span> ou <text:span text:style-name="T2">sender</text:span></text:p>
      <text:p text:style-name="P25"><text:span text:style-name="T2">Destino</text:span> ou <text:span text:style-name="T2">receiver</text:span></text:p>
      <text:p text:style-name="P25"><text:span text:style-name="T2">Chennel</text:span> ou <text:span text:style-name="T2">media</text:span></text:p>
      <text:p text:style-name="P18">*<text:span text:style-name="T8">Regras</text:span><text:span text:style-name="T66"> ou </text:span><text:span text:style-name="T8">Protocolos</text:span><text:span text:style-name="T66"> ditam os metodos de comunicação</text:span></text:p>
      <text:p text:style-name="P19">*<text:span text:style-name="T9">Protocolos</text:span><text:span text:style-name="T67"> é um conjunto de regras que governa a comunicação de dados</text:span></text:p>
      <text:p text:style-name="P20">*<text:span text:style-name="T68">Determina oque sera comunicado</text:span></text:p>
      <text:p text:style-name="P20">*<text:span text:style-name="T68">Como sera comunicado</text:span></text:p>
      <text:p text:style-name="P20">*<text:span text:style-name="T68">Quando vai ser comunicado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*<text:span text:style-name="T69">Protocols usados em network tambem definem</text:span></text:p>
      <text:p text:style-name="P42">Message enconding</text:p>
      <text:p text:style-name="P42">Message formatting and encapsulation</text:p>
      <text:p text:style-name="P42">Message timing </text:p>
      <text:p text:style-name="P42">Message size</text:p>
      <text:p text:style-name="P42">Message delivery options</text:p>
      <text:p text:style-name="P22">*<text:span text:style-name="T10">Unicast</text:span><text:span text:style-name="T70"> – </text:span><text:span text:style-name="T73">O</text:span><text:span text:style-name="T71"> sender e 1 recever</text:span></text:p>
      <text:p text:style-name="P23">*<text:span text:style-name="T10">Multicast</text:span><text:span text:style-name="T70"> – </text:span><text:span text:style-name="T73">O</text:span><text:span text:style-name="T72"> sender envia para um numero determinado de recevers </text:span><text:span text:style-name="T73">no network</text:span></text:p>
      <text:p text:style-name="P23">*<text:span text:style-name="T10">Broadcast</text:span><text:span text:style-name="T70"> – </text:span><text:span text:style-name="T73">O sender enviar para todos os receves no network</text:span></text:p>
      <text:p text:style-name="P26">Um <text:span text:style-name="T2">per-to-per Network</text:span> é onde os nodes estão no mesmo nivel, ou seja, ambos possuem os mesmo direitos. Utilizando principalmente em uma troca de informações, por exemplo aplicativos. <text:span text:style-name="T74">Não possui administração e não possui escabilidade</text:span></text:p>
      <text:p text:style-name="P27">Em um <text:span text:style-name="T2">Client Server Network</text:span> teremos um administrador centralizado <text:span text:style-name="T75">e todos os dados estarão nele e os nodes ‘</text:span><text:span text:style-name="T11">slaves</text:span><text:span text:style-name="T75">’ podem buscar dados no ‘</text:span><text:span text:style-name="T11">master</text:span><text:span text:style-name="T75">’ atraves de </text:span><text:span text:style-name="T11">requests </text:span><text:span text:style-name="T12">e response.</text:span><text:span text:style-name="T77">Ela possui escabilidade, mas como somo muito denpendentes do servidor ele pode sobrecarregar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><text:span text:style-name="T88">C</text:span>omponentes de um Computer Network</text:p>
      <text:p text:style-name="P79">Node</text:p>
      <text:p text:style-name="P55">*Pode enviar, receber, ou ambos.</text:p>
      <text:p text:style-name="P56">*Ele pode ser um :</text:p>
      <text:p text:style-name="P31"><text:span text:style-name="T2">End </text:span><text:span text:style-name="T13">Node </text:span><text:span text:style-name="T2">Device</text:span></text:p>
      <text:p text:style-name="P54">*<text:span text:style-name="T89">Computador, empressoras, celulares, telefone, leitor de cartão de credito….</text:span></text:p>
      <text:p text:style-name="P46">Node Intermediario</text:p>
      <text:p text:style-name="P30"><text:span text:style-name="T78">*</text:span><text:span text:style-name="T79">Switches, Bridges, Hubs, Wireless Acess Point, Routers, Repeaters, Security Devices(firewall), Cell Tower</text:span></text:p>
      <text:p text:style-name="P79">Media <text:span text:style-name="T90">(Link)</text:span></text:p>
      <text:p text:style-name="P44">*Wired Medium (Guided Medium)</text:p>
      <text:p text:style-name="P57">*Tera um cabo que conecta 2 nodes</text:p>
      <text:p text:style-name="P32"><text:span text:style-name="T80">*</text:span><text:span text:style-name="T82">Ethernet straight-through cable </text:span><text:span text:style-name="T85">(dispositivos diferentes)</text:span></text:p>
      <text:p text:style-name="P34"><text:span text:style-name="T76">*Ethernet crossover cable </text:span><text:span text:style-name="T85">(Mesmo dispositivos)</text:span></text:p>
      <text:p text:style-name="P58">*Fiber Optic cable </text:p>
      <text:p text:style-name="P58">*Coaxial Cable</text:p>
      <text:p text:style-name="P34"><text:span text:style-name="T76">*</text:span><text:span text:style-name="T83">USB Cable</text:span></text:p>
      <text:p text:style-name="P45">Wireless Medium (Unguided Medium).</text:p>
      <text:p text:style-name="P59">*A transmição sera feita sem cabo</text:p>
      <text:p text:style-name="P33"><text:span text:style-name="T81">*</text:span><text:span text:style-name="T84">Infrared(Comunicação a pequena distancia. Controle remoto)</text:span></text:p>
      <text:p text:style-name="P60">*Radio (Blutooth, Wi-Fi)</text:p>
      <text:p text:style-name="P60">*Microwaves (Cellular System)</text:p>
      <text:p text:style-name="P60">*Satellite (Comunicação a longa distancia. GPS)</text:p>
      <text:p text:style-name="P79">Service</text:p>
      <text:p text:style-name="P29"><text:span text:style-name="T76">*</text:span><text:span text:style-name="T86">e-Mail</text:span></text:p>
      <text:p text:style-name="P61">*Online Game</text:p>
      <text:p text:style-name="P62">*Storage services</text:p>
      <text:p text:style-name="P62">*File sharing </text:p>
      <text:p text:style-name="P28"><text:span text:style-name="T86">*</text:span><text:span text:style-name="T87">Instant messaging</text:span></text:p>
      <text:p text:style-name="P63">*Voice over IP</text:p>
      <text:p text:style-name="P63">*Video telephony </text:p>
      <text:p text:style-name="P63">*World Wide Web</text:p>
      <text:p text:style-name="P63"/>
      <text:p text:style-name="P63"><text:soft-page-break/></text:p>
      <text:p text:style-name="P63"/>
      <text:p text:style-name="P80">Classification Of Computer Networks</text:p>
      <text:p text:style-name="P64"/>
      <text:p text:style-name="P47">Local Area Network (LAN)</text:p>
      <text:p text:style-name="P65">*Possui uma area limitada</text:p>
      <text:p text:style-name="P66">*É uma <text:span text:style-name="T2">network</text:span> que conecta vários computadores dentro de uma area limitada, como uma residencia, escola, laboratorio, Predio do trabalho etc…</text:p>
      <text:p text:style-name="P66">*<text:span text:style-name="T91">Pode ser tanto </text:span><text:span text:style-name="T14">Wired</text:span><text:span text:style-name="T91"> (</text:span><text:span text:style-name="T92">Ethernet - </text:span><text:span text:style-name="T14">Hub</text:span><text:span text:style-name="T91">, </text:span><text:span text:style-name="T14">Switch</text:span><text:span text:style-name="T91">) quanto </text:span><text:span text:style-name="T14">Wireless</text:span><text:span text:style-name="T91"> (</text:span><text:span text:style-name="T14">Wifi</text:span><text:span text:style-name="T91">)</text:span></text:p>
      <text:p text:style-name="P66">*<text:span text:style-name="T15">Ethernet</text:span><text:span text:style-name="T93"> é utilizado para conectar 2 ou mais nodes</text:span></text:p>
      <text:p text:style-name="P66">*</text:p>
      <text:p text:style-name="P47">Metropolitan Area <text:s/>Network (MAN)</text:p>
      <text:p text:style-name="P77">*<text:span text:style-name="T94">É uma </text:span><text:span text:style-name="T16">Computer Network</text:span><text:span text:style-name="T94"> </text:span><text:span text:style-name="T95">que interconecta usuarios </text:span><text:span text:style-name="T96">com </text:span><text:span text:style-name="T17">Computer Resources</text:span><text:span text:style-name="T96"> em uma região geometrica de um tamanha de uma cidade</text:span></text:p>
      <text:p text:style-name="Preformatted_20_Text">*<text:span text:style-name="T43">Utiliza </text:span><text:span text:style-name="T44">Switchs</text:span><text:span text:style-name="T43"> e </text:span><text:span text:style-name="T44">Hubs</text:span><text:span text:style-name="T43"> para estabelecer </text:span><text:span text:style-name="T44">LAN’s</text:span><text:span text:style-name="T43">, e </text:span><text:span text:style-name="T44">Routers </text:span><text:span text:style-name="T48">e</text:span><text:span text:style-name="T45"> </text:span><text:span text:style-name="T44">Bridges</text:span><text:span text:style-name="T43"> para conectar as </text:span><text:span text:style-name="T44">LAN</text:span><text:span text:style-name="T43">’s </text:span></text:p>
      <text:p text:style-name="P77">*</text:p>
      <text:p text:style-name="P47">Wide Area Network <text:span text:style-name="T97">(WAN)</text:span></text:p>
      <text:p text:style-name="P65">*<text:span text:style-name="T98">É uma </text:span><text:span text:style-name="T18">Telecomunication </text:span><text:span text:style-name="T19">N</text:span><text:span text:style-name="T18">etwork</text:span><text:span text:style-name="T98"> que se extende a uma grande area geografica com o principal proposito de um <text:s/>computer network</text:span></text:p>
      <text:p text:style-name="P65">*<text:span text:style-name="T99">Qualquer network que ocupa uma grande area é chamada de Network de telecomunicação</text:span></text:p>
      <text:p text:style-name="P65">*<text:span text:style-name="T100">Utiliza qualquer </text:span><text:span text:style-name="T20">End Devices</text:span><text:span text:style-name="T100"> <text:s/>e </text:span><text:span text:style-name="T20">Intermediary Devices</text:span></text:p>
      <text:p text:style-name="P76">The Internet</text:p>
      <text:p text:style-name="P65">*<text:span text:style-name="T101">É uma gigantesca Network que conecta diversos </text:span><text:span text:style-name="T21">WAN</text:span><text:span text:style-name="T101">’s , </text:span><text:span text:style-name="T21">MAN</text:span><text:span text:style-name="T101">’s e </text:span><text:span text:style-name="T21">LAN</text:span><text:span text:style-name="T101">’s ao redor do mundo</text:span></text:p>
      <text:p text:style-name="P65"/>
      <text:p text:style-name="P48">Storage Area Network <text:span text:style-name="T102">(SAN)</text:span></text:p>
      <text:p text:style-name="P67">Cloud Computing</text:p>
      <text:p text:style-name="P67">*<text:span text:style-name="T103">Armazenar <text:s/>Computer System Resources, especialmente armazenamento de data, sem ter realmente um gerenciamento por parte do usuario</text:span></text:p>
      <text:p text:style-name="P67"/>
      <text:p text:style-name="P67"/>
      <text:p text:style-name="P81"><text:soft-page-break/>Topologys</text:p>
      <text:p text:style-name="P67"/>
      <text:p text:style-name="P67">*<text:span text:style-name="T104">A organização dos nodes de uma Computer Network</text:span></text:p>
      <text:p text:style-name="P67">*<text:span text:style-name="T105">Pode ser considerado o Layout de uma network</text:span></text:p>
      <text:p text:style-name="P49">Physical Topology</text:p>
      <text:p text:style-name="P67">*<text:span text:style-name="T106">Colocação de vários nodes</text:span></text:p>
      <text:p text:style-name="P67">*<text:span text:style-name="T109">Por exemplo, posso deixar </text:span><text:span text:style-name="T22">3 nodes</text:span><text:span text:style-name="T109"> da minha </text:span><text:span text:style-name="T22">network</text:span><text:span text:style-name="T109"> no segundo andar e </text:span><text:span text:style-name="T22">2 nodes</text:span><text:span text:style-name="T109"> no primeiro</text:span></text:p>
      <text:p text:style-name="P50">Logical Topology</text:p>
      <text:p text:style-name="P68">*<text:span text:style-name="T107">Lida com o flow dos dados na network</text:span></text:p>
      <text:p text:style-name="P68">*<text:span text:style-name="T108">Como os dados irão se movimentar de um node para outro.</text:span></text:p>
      <text:p text:style-name="P82">Network <text:span text:style-name="T110">Topology</text:span></text:p>
      <text:p text:style-name="P51"/>
      <text:p text:style-name="P51">Bus</text:p>
      <text:p text:style-name="P69">*<text:span text:style-name="T111">Todos os dados transmitidos entre os </text:span><text:span text:style-name="T23">nodes</text:span><text:span text:style-name="T111"> de uma </text:span><text:span text:style-name="T23">network</text:span><text:span text:style-name="T111"> é transmitido por </text:span><text:span text:style-name="T23">um meio de transmição em comum</text:span><text:span text:style-name="T111">, e é capaz de ser recebido por todos os </text:span><text:span text:style-name="T23">nodes</text:span><text:span text:style-name="T111"> de uma </text:span><text:span text:style-name="T23">network</text:span><text:span text:style-name="T111"> ao mesmo tempo</text:span></text:p>
      <text:p text:style-name="P69">*<text:span text:style-name="T112">Um problema com esse metodo é que caso um</text:span><text:span text:style-name="T24"> node A</text:span><text:span text:style-name="T112"> queira mandar </text:span><text:span text:style-name="T24">dados</text:span><text:span text:style-name="T112"> para o </text:span><text:span text:style-name="T24">node C</text:span><text:span text:style-name="T112">, todos outros </text:span><text:span text:style-name="T24">devices</text:span><text:span text:style-name="T112"> da </text:span><text:span text:style-name="T24">network</text:span><text:span text:style-name="T112"> recebera uma copia desses dados, mas ainda sim não irão conseguir interpreta-lo por ser para o </text:span><text:span text:style-name="T24">node C</text:span><text:span text:style-name="T112">.</text:span></text:p>
      <text:p text:style-name="P86"><text:span text:style-name="T49">*</text:span><text:span text:style-name="T50">O </text:span><text:span text:style-name="T46">sinal</text:span><text:span text:style-name="T50"> contem o </text:span><text:span text:style-name="T46">endereço</text:span><text:span text:style-name="T50"> da </text:span><text:span text:style-name="T46">maquina recebedora</text:span><text:span text:style-name="T50">, e viaja da </text:span><text:span text:style-name="T46">maquina source</text:span><text:span text:style-name="T50"> em ambas direções <text:s/>para todas as </text:span><text:span text:style-name="T46">maquinas</text:span><text:span text:style-name="T50"> conectadas pelo </text:span><text:span text:style-name="T46">bus</text:span><text:span text:style-name="T50"> ate achar o devido </text:span><text:span text:style-name="T47">recebidor.</text:span></text:p>
      <text:p text:style-name="P85"><text:span text:style-name="T42">V</text:span><text:span text:style-name="T40">antagens : Apenas um fio (menos custos), perfeita para networks temporarias, erro em um node não afeta os outros</text:span></text:p>
      <text:p text:style-name="P87">Desvantagens: Sem tolerancia de erros, cabo de tamanho limitado, sem segurança.</text:p>
      <text:p text:style-name="P51"/>
      <text:p text:style-name="P51"/>
      <text:p text:style-name="P51"/>
      <text:p text:style-name="P51"/>
      <text:p text:style-name="P51"/>
      <text:p text:style-name="P51"><text:soft-page-break/>Ring</text:p>
      <text:p text:style-name="P51"/>
      <text:p text:style-name="P78">*<text:span text:style-name="T113">Uma </text:span><text:span text:style-name="T25">Ring Topology</text:span><text:span text:style-name="T113"> é um </text:span><text:span text:style-name="T25">Bus Topolog</text:span><text:span text:style-name="T26">y</text:span><text:span text:style-name="T114"> </text:span><text:span text:style-name="T115">em um </text:span><text:span text:style-name="T27">loop</text:span><text:span text:style-name="T115"> fechado</text:span></text:p>
      <text:p text:style-name="P69">*<text:span text:style-name="T28">Per-to-Per Lan Topology</text:span><text:span text:style-name="T116">, </text:span><text:span text:style-name="T118">todos os nodes tem os mesmos direitos.</text:span></text:p>
      <text:p text:style-name="P69">*<text:span text:style-name="T117">Duas conecções, uma para cada um dos aparelhos vizinhos</text:span></text:p>
      <text:p text:style-name="P69">*<text:span text:style-name="T117">Unidirecional</text:span></text:p>
      <text:p text:style-name="P69">*<text:span text:style-name="T119">Envio e Recebimento de dados é realizado com o auxilio de um </text:span><text:span text:style-name="T29">token</text:span></text:p>
      <text:p text:style-name="P78">*<text:span text:style-name="T120">O </text:span><text:span text:style-name="T30">token</text:span><text:span text:style-name="T120"> ira passar em cada um dos </text:span><text:span text:style-name="T30">nodes</text:span><text:span text:style-name="T120">, e quem tiver com o </text:span><text:span text:style-name="T30">token</text:span><text:span text:style-name="T120"> em posse podera enviar informações</text:span></text:p>
      <text:p text:style-name="P71">Vantagens : A performace é melhor do que a Bus topology, <text:span text:style-name="T121">pode causar gargalos por conta dos links fracos, </text:span><text:span text:style-name="T122">todos nodes tem direitos iguais</text:span></text:p>
      <text:p text:style-name="P72">Desvantagens: <text:span text:style-name="T123">Unilateral, apenas um ponto de erro pode afetar toda network, </text:span><text:span text:style-name="T124">maior carga </text:span><text:span text:style-name="T125">de dados causa</text:span><text:span text:style-name="T124"> menor performace, sem segurança</text:span></text:p>
      <text:p text:style-name="P51">Star</text:p>
      <text:p text:style-name="P77">*<text:span text:style-name="T126">Todos os </text:span><text:span text:style-name="T31">nodes</text:span><text:span text:style-name="T126"> são conectados por um </text:span><text:span text:style-name="T31">node central</text:span><text:span text:style-name="T126"> chamado </text:span><text:span text:style-name="T31">hub</text:span><text:span text:style-name="T126"> ou </text:span><text:span text:style-name="T31">switch</text:span><text:span text:style-name="T126">.</text:span></text:p>
      <text:p text:style-name="P69">*<text:span text:style-name="T127">Centraliza o gerenciamento.</text:span></text:p>
      <text:p text:style-name="P69">*<text:span text:style-name="T128">Todo o trafico passa pelo </text:span><text:span text:style-name="T32">hub</text:span><text:span text:style-name="T128"> ou </text:span><text:span text:style-name="T32">switch</text:span></text:p>
      <text:p text:style-name="P73">Vantagens: Facil de design e emplementar, centraliza a administração, é escalavel</text:p>
      <text:p text:style-name="P74">Desvantagens: <text:span text:style-name="T129">Um único ponto de falha</text:span><text:span text:style-name="T130">(central node)</text:span><text:span text:style-name="T129">afeta toda a network, Gargalos por switch/hub sobrecarregados, aumenta o custo por conta do hub/switch</text:span></text:p>
      <text:p text:style-name="P74">*<text:span text:style-name="T131">Podemos ter tambem uma </text:span><text:span text:style-name="T34">Star Topology</text:span><text:span text:style-name="T131"> estendida, que são duas star topologys conectadas por um </text:span><text:span text:style-name="T33">R</text:span><text:span text:style-name="T34">epeater</text:span></text:p>
      <text:p text:style-name="P51">Mesh</text:p>
      <text:p text:style-name="P69">*<text:span text:style-name="T132">Cada node é diretamente conectado com cada node da network</text:span></text:p>
      <text:p text:style-name="P69">*<text:span text:style-name="T133">Tolerancia a erros e garante confiança</text:span></text:p>
      <text:p text:style-name="P75">Vantagens : Tolerancia a erros, confiança</text:p>
      <text:p text:style-name="P75">Desvantagens : Alto custo e pouco pratico para grandes networks , <text:span text:style-name="T134">problemas com mensagens broadcasting </text:span></text:p>
      <text:p text:style-name="P75"/>
      <text:p text:style-name="P52"><text:soft-page-break/>Hybrid</text:p>
      <text:p text:style-name="P70">*<text:span text:style-name="T135">Conjunto de um ou mais tropologys (ring, bus, star, mesh)</text:span></text:p>
      <text:p text:style-name="P90"/>
      <text:p text:style-name="P91">Network Tropologys Problems</text:p>
      <text:p text:style-name="P92"><text:span text:style-name="T51">*</text:span><text:span text:style-name="T52">No Ring Tropology é necessario 1 cabo para cada device que faz parte da network, e cada um deles precisam ter duas </text:span><text:span text:style-name="T54">portas</text:span><text:span text:style-name="T52">.</text:span></text:p>
      <text:p text:style-name="P70">*</text:p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0T06:09:19.656115718</dc:date>
    <meta:editing-duration>PT7H38M38S</meta:editing-duration>
    <meta:editing-cycles>187</meta:editing-cycles>
    <meta:generator>LibreOffice/6.4.7.2$Linux_X86_64 LibreOffice_project/40$Build-2</meta:generator>
    <meta:document-statistic meta:table-count="0" meta:image-count="0" meta:object-count="0" meta:page-count="8" meta:paragraph-count="158" meta:word-count="1146" meta:character-count="7278" meta:non-whitespace-character-count="6275"/>
  </office:meta>
</office:document-meta>
</file>